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TABLE Department(department_id SERIAL PRIMARY KEY</text:p>
      <text:p text:style-name="Standard"><text:tab/><text:tab/><text:tab/>,name VARCHAR (255)</text:p>
      <text:p text:style-name="Standard"><text:tab/><text:tab/><text:tab/>,email VARCHAR (255)</text:p>
      <text:p text:style-name="Standard"><text:tab/><text:tab/><text:tab/>,phone_extensio INT</text:p>
      <text:p text:style-name="Standard"><text:s/>);</text:p>
      <text:p text:style-name="Standard"/>
      <text:p text:style-name="Standard">CREATE TABLE Services (</text:p>
      <text:p text:style-name="Standard"><text:tab/><text:tab/><text:tab/>service_id SERIAL PRIMARY KEY</text:p>
      <text:p text:style-name="Standard"><text:tab/><text:tab/><text:tab/>,department_id INT</text:p>
      <text:p text:style-name="Standard"><text:tab/><text:tab/><text:tab/>,service_name VARCHAR (255)</text:p>
      <text:p text:style-name="Standard"><text:tab/><text:tab/><text:tab/>,service_type VARCHAR (255)</text:p>
      <text:p text:style-name="Standard"><text:tab/><text:tab/><text:tab/>,star_date DATE</text:p>
      <text:p text:style-name="Standard"><text:tab/><text:tab/><text:tab/>,end_date DATE</text:p>
      <text:p text:style-name="Standard"><text:tab/><text:tab/><text:tab/>,FOREIGN KEY (department_id) REFERENCES department (department_id)</text:p>
      <text:p text:style-name="Standard">);</text:p>
      <text:p text:style-name="Standard"/>
      <text:p text:style-name="Standard"/>
      <text:p text:style-name="Standard">CREATE TABLE Student(</text:p>
      <text:p text:style-name="Standard"><text:tab/><text:tab/><text:tab/>student_id SERIAL PRIMARY KEY</text:p>
      <text:p text:style-name="Standard"><text:tab/><text:tab/><text:tab/>,name VARCHAR (50)</text:p>
      <text:p text:style-name="Standard"><text:tab/><text:tab/><text:tab/>,surname VARCHAR (255)</text:p>
      <text:p text:style-name="Standard"><text:tab/><text:tab/><text:tab/>,email VARCHAR (255)</text:p>
      <text:p text:style-name="Standard"><text:tab/><text:tab/><text:tab/>,DNI VARCHAR (50)</text:p>
      <text:p text:style-name="Standard"><text:tab/><text:tab/><text:tab/>,Phone VARCHAR (50)</text:p>
      <text:p text:style-name="Standard"><text:tab/><text:tab/><text:tab/>,Adress VARCHAR (255)</text:p>
      <text:p text:style-name="Standard">);</text:p>
      <text:p text:style-name="Standard"/>
      <text:p text:style-name="Standard">CREATE TABLE Employee (</text:p>
      <text:p text:style-name="Standard"><text:tab/><text:tab/><text:tab/>employee_id SERIAL PRIMARY KEY</text:p>
      <text:p text:style-name="Standard"><text:tab/><text:tab/><text:tab/>,department_id INT</text:p>
      <text:p text:style-name="Standard"><text:tab/><text:tab/><text:tab/>,name VARCHAR (255)</text:p>
      <text:p text:style-name="Standard"><text:tab/><text:tab/><text:tab/>,surname VARCHAR (255)</text:p>
      <text:p text:style-name="Standard"><text:tab/><text:tab/><text:tab/>,SS_number INT</text:p>
      <text:p text:style-name="Standard"><text:tab/><text:tab/><text:tab/>,DNI VARCHAR (50)</text:p>
      <text:p text:style-name="Standard"><text:tab/><text:tab/><text:tab/>,email VARCHAR (255)</text:p>
      <text:p text:style-name="Standard"><text:tab/><text:tab/><text:tab/>,phone VARCHAR (50)</text:p>
      <text:p text:style-name="Standard"><text:tab/><text:tab/><text:tab/>,FOREIGN KEY (department_id) REFERENCES department (department_id)</text:p>
      <text:p text:style-name="Standard">)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creation-date>2023-12-19T14:51:00Z</meta:creation-date>
    <dc:date>2024-01-14T18:37:48.743000000</dc:date>
    <meta:editing-cycles>4</meta:editing-cycles>
    <meta:editing-duration>PT3M3S</meta:editing-duration>
    <meta:document-statistic meta:table-count="0" meta:image-count="0" meta:object-count="0" meta:page-count="1" meta:paragraph-count="34" meta:word-count="102" meta:character-count="835" meta:non-whitespace-character-count="688"/>
    <meta:template xlink:type="simple" xlink:actuate="onRequest" xlink:title="" xlink:href="../../descargas%20gith/invoice.odt/Normal.dotm"/>
  </office:meta>
</office:document-meta>
</file>